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re is the secondary goal: <text:s text:c="164"/></text:p>
      <text:p text:style-name="Standard"><text:s text:c="6"/>0 <text:s text:c="100"/></text:p>
      <text:p text:style-name="Standard">5.49779 <text:s text:c="100"/></text:p>
      <text:p text:style-name="Standard">[INFO] [1715140573.789847286] [cc_affordance_planner_ros]: Ready to read base li <text:s text:c="238"/>nk frame wrt odom?y for yes. <text:s text:c="163"/></text:p>
      <text:p text:style-name="Standard">y <text:s text:c="82"/></text:p>
      <text:p text:style-name="Standard">[INFO] [1715140597.647921961] [cc_affordance_planner_ros]: Here is the affordanc <text:s text:c="238"/>e frame location wrt base_link. Ensure it's not empty and makes sense: <text:s text:c="248"/></text:p>
      <text:p text:style-name="Standard"><text:s/>0.617247 <text:s text:c="106"/></text:p>
      <text:p text:style-name="Standard">0.0635829 <text:s text:c="106"/></text:p>
      <text:p text:style-name="Standard"><text:s/>0.224735 <text:s text:c="106"/></text:p>
      <text:p text:style-name="Standard">[INFO] [1715140597.647992196] [cc_affordance_planner_ros]: Put the robot in the <text:s text:c="239"/>start configuration for affordance execution. Done? y for yes. <text:s text:c="256"/></text:p>
      <text:p text:style-name="Standard">y <text:s text:c="82"/></text:p>
      <text:p text:style-name="Standard">Here is the affordance goal: 5.49779 <text:s text:c="187"/></text:p>
      <text:p text:style-name="Standard"/>
      <text:p text:style-name="Standard">Here is the space-frame screw list before swap: <text:s text:c="224"/></text:p>
      <text:p text:style-name="Standard"><text:s/>0.0000 -0.0177 -0.0177 <text:s/>0.6553 <text:s/>0.0154 <text:s/>0.9998 <text:s/>1.0000 <text:s/>0.0000 <text:s/>0.0000 -1.0000 <text:s text:c="239"/></text:p>
      <text:p text:style-name="Standard"><text:s/>0.0000 <text:s/>0.9998 <text:s/>0.9998 <text:s/>0.0116 <text:s/>0.9995 -0.0150 <text:s/>0.0000 <text:s/>1.0000 <text:s/>0.0000 -0.0000 <text:s text:c="239"/></text:p>
      <text:p text:style-name="Standard"><text:s/>1.0000 <text:s/>0.0000 <text:s/>0.0000 -0.7553 <text:s/>0.0287 -0.0118 <text:s/>0.0000 <text:s/>0.0000 <text:s/>1.0000 -0.0000 <text:s text:c="239"/></text:p>
      <text:p text:style-name="Standard">-0.0000 <text:s/>0.0000 -0.3242 -0.0061 -0.0643 <text:s/>0.0009 -0.0000 -0.0592 <text:s/>0.0048 <text:s/>0.0000 <text:s text:c="239"/></text:p>
      <text:p text:style-name="Standard">-0.0000 <text:s/>0.0000 -0.0057 <text:s/>0.3555 -0.0109 <text:s/>0.0694 <text:s/>0.0592 -0.0000 -0.6102 -0.2247 <text:s text:c="239"/></text:p>
      <text:p text:style-name="Standard">-0.0000 <text:s/>0.0000 <text:s/>0.0973 <text:s/>0.0002 <text:s/>0.4144 -0.0133 -0.0048 <text:s/>0.6102 -0.0000 <text:s/>0.0636 <text:s text:c="239"/></text:p>
      <text:p text:style-name="Standard">swapper_x: <text:s/>1.0000 <text:s/>0.0000 <text:s/>0.0000 -0.0000 <text:s/>0.0592 -0.0048 <text:s text:c="253"/></text:p>
      <text:p text:style-name="Standard">swapper_y: <text:s/>0.0000 <text:s/>1.0000 <text:s/>0.0000 -0.0592 -0.0000 <text:s/>0.6102 <text:s text:c="253"/></text:p>
      <text:p text:style-name="Standard">swapper_z: <text:s/>0.0000 <text:s/>0.0000 <text:s/>1.0000 <text:s/>0.0048 -0.6102 -0.0000 <text:s text:c="253"/></text:p>
      <text:p text:style-name="Standard">[INFO] [1715140653.177427381] [cc_affordance_planner_ros]: Planner succeeded with Full solution, planning took 91305 microseconds, and inverse update method was used.</text:p>
      <text:p text:style-name="Standard">Here is the final goal: </text:p>
      <text:p text:style-name="Standard">Time from start: 0.0000s</text:p>
      <text:p text:style-name="Standard"><text:s/>Position: 0.0177 -1.2799 2.1361 0.0438 -0.8449 -0.0771 </text:p>
      <text:p text:style-name="Standard">Time from start: 0.3000s</text:p>
      <text:p text:style-name="Standard"><text:s/>Position: -0.0482 -1.2985 2.1296 -0.0282 -0.8416 -0.2102 </text:p>
      <text:p text:style-name="Standard">Time from start: 0.6000s</text:p>
      <text:p text:style-name="Standard"><text:s/>Position: -0.1120 -1.3212 2.1128 -0.1081 -0.8340 -0.3517 </text:p>
      <text:p text:style-name="Standard">Time from start: 0.9000s</text:p>
      <text:p text:style-name="Standard"><text:s/>Position: -0.1681 -1.3462 2.0863 -0.1905 -0.8219 -0.4886 </text:p>
      <text:p text:style-name="Standard">Time from start: 1.2000s</text:p>
      <text:p text:style-name="Standard"><text:s/>Position: -0.2142 -1.3723 2.0511 -0.2746 -0.8057 -0.6185 </text:p>
      <text:p text:style-name="Standard">Time from start: 1.5000s</text:p>
      <text:p text:style-name="Standard"><text:s/>Position: -0.2473 -1.3972 2.0103 -0.3547 -0.7869 -0.7341 </text:p>
      <text:p text:style-name="Standard">Time from start: 1.8000s</text:p>
      <text:p text:style-name="Standard"><text:s/>Position: -0.2703 -1.4218 1.9621 -0.4409 -0.7645 -0.8502 </text:p>
      <text:p text:style-name="Standard">Time from start: 2.1000s</text:p>
      <text:p text:style-name="Standard"><text:s/>Position: -0.2810 -1.4444 1.9095 -0.5293 -0.7394 -0.9618 </text:p>
      <text:p text:style-name="Standard">Time from start: 2.4000s</text:p>
      <text:p text:style-name="Standard"><text:s/>Position: -0.2790 -1.4641 1.8542 -0.6193 -0.7120 -1.0689 </text:p>
      <text:p text:style-name="Standard">Time from start: 2.7000s</text:p>
      <text:p text:style-name="Standard"><text:s/>Position: -0.2647 -1.4801 1.7983 -0.7109 -0.6829 -1.1725 </text:p>
      <text:p text:style-name="Standard"><text:soft-page-break/>Time from start: 3.0000s</text:p>
      <text:p text:style-name="Standard"><text:s/>Position: -0.2387 -1.4919 1.7438 -0.8041 -0.6525 -1.2733 </text:p>
      <text:p text:style-name="Standard">Time from start: 3.3000s</text:p>
      <text:p text:style-name="Standard"><text:s/>Position: -0.2023 -1.4993 1.6925 -0.8986 -0.6216 -1.3719 </text:p>
      <text:p text:style-name="Standard">Time from start: 3.6000s</text:p>
      <text:p text:style-name="Standard"><text:s/>Position: -0.1570 -1.5019 1.6462 -0.9942 -0.5910 -1.4686 </text:p>
      <text:p text:style-name="Standard">Time from start: 3.9000s</text:p>
      <text:p text:style-name="Standard"><text:s/>Position: -0.1051 -1.4998 1.6062 -1.0906 -0.5613 -1.5635 </text:p>
      <text:p text:style-name="Standard">Time from start: 4.2000s</text:p>
      <text:p text:style-name="Standard"><text:s/>Position: -0.0467 -1.4922 1.5716 -1.1947 -0.5321 -1.6634 </text:p>
      <text:p text:style-name="Standard">Time from start: 4.5000s</text:p>
      <text:p text:style-name="Standard"><text:s/>Position: 0.0114 -1.4808 1.5473 -1.2931 -0.5067 -1.7554 </text:p>
      <text:p text:style-name="Standard">Time from start: 4.8000s</text:p>
      <text:p text:style-name="Standard"><text:s/>Position: 0.0679 -1.4657 1.5319 -1.3912 -0.4844 -1.8444 </text:p>
      <text:p text:style-name="Standard">Time from start: 5.1000s</text:p>
      <text:p text:style-name="Standard"><text:s/>Position: 0.1201 -1.4476 1.5253 -1.4890 -0.4653 -1.9302 </text:p>
      <text:p text:style-name="Standard">Time from start: 5.4000s</text:p>
      <text:p text:style-name="Standard"><text:s/>Position: 0.1660 -1.4274 1.5272 -1.5863 -0.4493 -2.0124 </text:p>
      <text:p text:style-name="Standard">Time from start: 5.7000s</text:p>
      <text:p text:style-name="Standard"><text:s/>Position: 0.2023 -1.4069 1.5367 -1.6765 -0.4362 -2.0863 </text:p>
      <text:p text:style-name="Standard">Time from start: 6.0000s</text:p>
      <text:p text:style-name="Standard"><text:s/>Position: 0.2315 -1.3853 1.5528 -1.7725 -0.4247 -2.1627 </text:p>
      <text:p text:style-name="Standard">Time from start: 6.3000s</text:p>
      <text:p text:style-name="Standard"><text:s/>Position: 0.2514 -1.3639 1.5745 -1.8693 -0.4148 -2.2381 </text:p>
      <text:p text:style-name="Standard">Time from start: 6.6000s</text:p>
      <text:p text:style-name="Standard"><text:s/>Position: 0.2613 -1.3435 1.6001 -1.9669 -0.4073 -2.3124 </text:p>
      <text:p text:style-name="Standard">Time from start: 6.9000s</text:p>
      <text:p text:style-name="Standard"><text:s/>Position: 0.2611 -1.3244 1.6274 -2.0665 -0.4029 -2.3860 </text:p>
      <text:p text:style-name="Standard">Time from start: 7.2000s</text:p>
      <text:p text:style-name="Standard"><text:s/>Position: 0.2511 -1.3057 1.6546 -2.1755 -0.4007 -2.4633 </text:p>
      <text:p text:style-name="Standard">Time from start: 7.5000s</text:p>
      <text:p text:style-name="Standard"><text:s/>Position: 0.2321 -1.2901 1.6788 -2.2848 -0.4035 -2.5371 </text:p>
      <text:p text:style-name="Standard">Time from start: 7.8000s</text:p>
      <text:p text:style-name="Standard"><text:s/>Position: 0.2054 -1.2770 1.6984 -2.4007 -0.4109 -2.6107 </text:p>
      <text:p text:style-name="Standard">Time from start: 8.1000s</text:p>
      <text:p text:style-name="Standard"><text:s/>Position: 0.1728 -1.2664 1.7119 -2.5334 -0.4236 -2.6880 </text:p>
      <text:p text:style-name="Standard">Time from start: 8.4000s</text:p>
      <text:p text:style-name="Standard"><text:s/>Position: 0.1554 -1.2627 1.7165 -2.6114 -0.4297 -2.7298 </text:p>
      <text:p text:style-name="Standard">[INFO] [1715140653.178059068] [cc_affordance_planner_ros]: Waiting on /moveit_plan_and_viz_server service to complete</text:p>
      <text:p text:style-name="Standard">[INFO] [1715140677.286208158] [cc_affordance_planner_ros]: <text:s/>/moveit_plan_and_viz_server service succeeded</text:p>
      <text:p text:style-name="Standard">[INFO] [1715140677.286249739] [cc_affordance_planner_ros]: Ready to execute the trajectory? y to confir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22:59:25.871477316</meta:creation-date>
    <dc:date>2024-05-07T23:06:42.203328437</dc:date>
    <meta:editing-duration>PT7M16S</meta:editing-duration>
    <meta:editing-cycles>1</meta:editing-cycles>
    <meta:document-statistic meta:table-count="0" meta:image-count="0" meta:object-count="0" meta:page-count="2" meta:paragraph-count="85" meta:word-count="525" meta:character-count="8935" meta:non-whitespace-character-count="3525"/>
    <meta:generator>LibreOffice/6.4.7.2$Linux_X86_64 LibreOffice_project/40$Build-2</meta:generator>
  </office:meta>
</office:document-meta>
</file>